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office:value-type="float" office:value="26591" calcext:value-type="float">
            <text:p>26591</text:p>
          </table:table-cell>
          <table:table-cell office:value-type="float" office:value="2962360" calcext:value-type="float">
            <text:p>2962360</text:p>
          </table:table-cell>
          <table:table-cell table:number-columns-repeated="6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3061060" calcext:value-type="float">
            <text:p>3061060</text:p>
          </table:table-cell>
          <table:table-cell table:number-columns-repeated="6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3066250" calcext:value-type="float">
            <text:p>3066250</text:p>
          </table:table-cell>
          <table:table-cell table:number-columns-repeated="6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3068301" calcext:value-type="float">
            <text:p>3068301</text:p>
          </table:table-cell>
          <table:table-cell table:number-columns-repeated="6"/>
        </table:table-row>
        <table:table-row table:style-name="ro1">
          <table:table-cell office:value-type="float" office:value="25178" calcext:value-type="float">
            <text:p>25178</text:p>
          </table:table-cell>
          <table:table-cell office:value-type="float" office:value="2973809" calcext:value-type="float">
            <text:p>2973809</text:p>
          </table:table-cell>
          <table:table-cell table:number-columns-repeated="6"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3069046" calcext:value-type="float">
            <text:p>3069046</text:p>
          </table:table-cell>
          <table:table-cell/>
          <table:table-cell office:value-type="float" office:value="188000" calcext:value-type="float">
            <text:p>1.88E+05</text:p>
          </table:table-cell>
          <table:table-cell office:value-type="string" calcext:value-type="string">
            <text:p><text:s/>= orig vars</text:p>
          </table:table-cell>
          <table:table-cell table:number-columns-repeated="3"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3035565" calcext:value-type="float">
            <text:p>3035565</text:p>
          </table:table-cell>
          <table:table-cell/>
          <table:table-cell table:formula="of:=AVERAGE([.A2:.A41])" office:value-type="float" office:value="15026.325" calcext:value-type="float">
            <text:p>1.50E+04</text:p>
          </table:table-cell>
          <table:table-cell office:value-type="string" calcext:value-type="string">
            <text:p><text:s/>= vars after red</text:p>
          </table:table-cell>
          <table:table-cell/>
          <table:table-cell table:formula="of:=(1-([.D8]/[.D7]))*100" office:value-type="float" office:value="92.0072739361702" calcext:value-type="float">
            <text:p>92.0072739362</text:p>
          </table:table-cell>
          <table:table-cell office:value-type="string" calcext:value-type="string">
            <text:p><text:s/>= percent reduction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float" office:value="3064530" calcext:value-type="float">
            <text:p>3064530</text:p>
          </table:table-cell>
          <table:table-cell table:number-columns-repeated="6"/>
        </table:table-row>
        <table:table-row table:style-name="ro1">
          <table:table-cell office:value-type="float" office:value="26472" calcext:value-type="float">
            <text:p>26472</text:p>
          </table:table-cell>
          <table:table-cell office:value-type="float" office:value="2966146" calcext:value-type="float">
            <text:p>2966146</text:p>
          </table:table-cell>
          <table:table-cell table:number-columns-repeated="6"/>
        </table:table-row>
        <table:table-row table:style-name="ro1">
          <table:table-cell office:value-type="float" office:value="10584" calcext:value-type="float">
            <text:p>10584</text:p>
          </table:table-cell>
          <table:table-cell office:value-type="float" office:value="3065651" calcext:value-type="float">
            <text:p>3065651</text:p>
          </table:table-cell>
          <table:table-cell/>
          <table:table-cell office:value-type="float" office:value="3100840" calcext:value-type="float">
            <text:p>3.10E+06</text:p>
          </table:table-cell>
          <table:table-cell office:value-type="string" calcext:value-type="string">
            <text:p><text:s/>= orig constr</text:p>
          </table:table-cell>
          <table:table-cell table:number-columns-repeated="3"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3044922" calcext:value-type="float">
            <text:p>3044922</text:p>
          </table:table-cell>
          <table:table-cell/>
          <table:table-cell table:formula="of:=AVERAGE([.B2:.B41])" office:value-type="float" office:value="3036455.95" calcext:value-type="float">
            <text:p>3.04E+06</text:p>
          </table:table-cell>
          <table:table-cell office:value-type="string" calcext:value-type="string">
            <text:p><text:s/>= reduced constr</text:p>
          </table:table-cell>
          <table:table-cell/>
          <table:table-cell table:formula="of:=(1-([.D13]/[.D11]))*100" office:value-type="float" office:value="97.9236577830524" calcext:value-type="float">
            <text:p>97.9236577831</text:p>
          </table:table-cell>
          <table:table-cell office:value-type="string" calcext:value-type="string">
            <text:p><text:s/>= percent reduction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067630" calcext:value-type="float">
            <text:p>3067630</text:p>
          </table:table-cell>
          <table:table-cell/>
          <table:table-cell table:formula="of:=[.D11]-[.D12]" office:value-type="float" office:value="64384.0499999998" calcext:value-type="float">
            <text:p>6.44E+04</text:p>
          </table:table-cell>
          <table:table-cell office:value-type="string" calcext:value-type="string">
            <text:p><text:s/>= constr after red</text:p>
          </table:table-cell>
          <table:table-cell table:number-columns-repeated="3"/>
        </table:table-row>
        <table:table-row table:style-name="ro1">
          <table:table-cell office:value-type="float" office:value="26304" calcext:value-type="float">
            <text:p>26304</text:p>
          </table:table-cell>
          <table:table-cell office:value-type="float" office:value="2963776" calcext:value-type="float">
            <text:p>2963776</text:p>
          </table:table-cell>
          <table:table-cell table:number-columns-repeated="6"/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3062009" calcext:value-type="float">
            <text:p>3062009</text:p>
          </table:table-cell>
          <table:table-cell table:number-columns-repeated="6"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float" office:value="3050271" calcext:value-type="float">
            <text:p>3050271</text:p>
          </table:table-cell>
          <table:table-cell table:number-columns-repeated="6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3063227" calcext:value-type="float">
            <text:p>3063227</text:p>
          </table:table-cell>
          <table:table-cell table:number-columns-repeated="6"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2974689" calcext:value-type="float">
            <text:p>2974689</text:p>
          </table:table-cell>
          <table:table-cell table:number-columns-repeated="6"/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3062365" calcext:value-type="float">
            <text:p>3062365</text:p>
          </table:table-cell>
          <table:table-cell table:number-columns-repeated="6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3055519" calcext:value-type="float">
            <text:p>3055519</text:p>
          </table:table-cell>
          <table:table-cell table:number-columns-repeated="6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068356" calcext:value-type="float">
            <text:p>3068356</text:p>
          </table:table-cell>
          <table:table-cell table:number-columns-repeated="6"/>
        </table:table-row>
        <table:table-row table:style-name="ro1">
          <table:table-cell office:value-type="float" office:value="25780" calcext:value-type="float">
            <text:p>25780</text:p>
          </table:table-cell>
          <table:table-cell office:value-type="float" office:value="2969968" calcext:value-type="float">
            <text:p>2969968</text:p>
          </table:table-cell>
          <table:table-cell table:number-columns-repeated="6"/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3064389" calcext:value-type="float">
            <text:p>3064389</text:p>
          </table:table-cell>
          <table:table-cell table:number-columns-repeated="6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float" office:value="3049394" calcext:value-type="float">
            <text:p>3049394</text:p>
          </table:table-cell>
          <table:table-cell table:number-columns-repeated="6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066727" calcext:value-type="float">
            <text:p>3066727</text:p>
          </table:table-cell>
          <table:table-cell table:number-columns-repeated="6"/>
        </table:table-row>
        <table:table-row table:style-name="ro1">
          <table:table-cell office:value-type="float" office:value="26067" calcext:value-type="float">
            <text:p>26067</text:p>
          </table:table-cell>
          <table:table-cell office:value-type="float" office:value="2966332" calcext:value-type="float">
            <text:p>2966332</text:p>
          </table:table-cell>
          <table:table-cell table:number-columns-repeated="6"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float" office:value="3063149" calcext:value-type="float">
            <text:p>3063149</text:p>
          </table:table-cell>
          <table:table-cell table:number-columns-repeated="6"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3046173" calcext:value-type="float">
            <text:p>3046173</text:p>
          </table:table-cell>
          <table:table-cell table:number-columns-repeated="6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3065338" calcext:value-type="float">
            <text:p>3065338</text:p>
          </table:table-cell>
          <table:table-cell table:number-columns-repeated="6"/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2964547" calcext:value-type="float">
            <text:p>2964547</text:p>
          </table:table-cell>
          <table:table-cell table:number-columns-repeated="6"/>
        </table:table-row>
        <table:table-row table:style-name="ro1">
          <table:table-cell office:value-type="float" office:value="10638" calcext:value-type="float">
            <text:p>10638</text:p>
          </table:table-cell>
          <table:table-cell office:value-type="float" office:value="3063960" calcext:value-type="float">
            <text:p>3063960</text:p>
          </table:table-cell>
          <table:table-cell table:number-columns-repeated="6"/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3041398" calcext:value-type="float">
            <text:p>3041398</text:p>
          </table:table-cell>
          <table:table-cell table:number-columns-repeated="6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3067629" calcext:value-type="float">
            <text:p>3067629</text:p>
          </table:table-cell>
          <table:table-cell table:number-columns-repeated="6"/>
        </table:table-row>
        <table:table-row table:style-name="ro1">
          <table:table-cell office:value-type="float" office:value="26741" calcext:value-type="float">
            <text:p>26741</text:p>
          </table:table-cell>
          <table:table-cell office:value-type="float" office:value="2964384" calcext:value-type="float">
            <text:p>2964384</text:p>
          </table:table-cell>
          <table:table-cell table:number-columns-repeated="6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3063879" calcext:value-type="float">
            <text:p>3063879</text:p>
          </table:table-cell>
          <table:table-cell table:number-columns-repeated="6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3051479" calcext:value-type="float">
            <text:p>3051479</text:p>
          </table:table-cell>
          <table:table-cell table:number-columns-repeated="6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3067463" calcext:value-type="float">
            <text:p>3067463</text:p>
          </table:table-cell>
          <table:table-cell table:number-columns-repeated="6"/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float" office:value="2972060" calcext:value-type="float">
            <text:p>2972060</text:p>
          </table:table-cell>
          <table:table-cell table:number-columns-repeated="6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3070151" calcext:value-type="float">
            <text:p>3070151</text:p>
          </table:table-cell>
          <table:table-cell table:number-columns-repeated="6"/>
        </table:table-row>
        <table:table-row table:style-name="ro1">
          <table:table-cell office:value-type="float" office:value="17349" calcext:value-type="float">
            <text:p>17349</text:p>
          </table:table-cell>
          <table:table-cell office:value-type="float" office:value="3026578" calcext:value-type="float">
            <text:p>3026578</text:p>
          </table:table-cell>
          <table:table-cell table:number-columns-repeated="6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067758" calcext:value-type="float">
            <text:p>3067758</text:p>
          </table:table-cell>
          <table:table-cell table:number-columns-repeated="6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1:08:14.386419372</dc:date>
    <meta:editing-duration>PT5M35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